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style:text-properties style:font-name="Verdana" fo:font-size="36pt" style:font-size-asian="36pt" style:font-size-complex="36pt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 text:style-name="P3"><text:span text:style-name="T2">Übersicht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4">Ein Computer besteht aus … </text:p>
            <text:list text:style-name="L2">
              <text:list-item>
                <text:p text:style-name="P4">Gehäuse</text:p>
              </text:list-item>
              <text:list-item>
                <text:p text:style-name="P4">Monitor</text:p>
              </text:list-item>
              <text:list-item>
                <text:p text:style-name="P4">Tastatur, Maus</text:p>
              </text:list-item>
              <text:list-item>
                <text:p text:style-name="P4">Drucker, Lautsprecher usw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 text:style-name="P3"><text:span text:style-name="T2">Gehäuse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4">Das Gehäuse beinhaltet … </text:p>
            <text:list text:style-name="L2">
              <text:list-item>
                <text:p text:style-name="P4">das Mainboard</text:p>
              </text:list-item>
              <text:list-item>
                <text:p text:style-name="P4">Prozessor und Arbeitsspeicher</text:p>
              </text:list-item>
              <text:list-item>
                <text:p text:style-name="P4">Grafik- und Soundkarte</text:p>
              </text:list-item>
              <text:list-item>
                <text:p text:style-name="P4">Festplatte</text:p>
              </text:list-item>
              <text:list-item>
                <text:p text:style-name="P4">Netzteil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1-02-17T18:29:44.820000000</dc:date>
    <meta:editing-duration>PT19H6M56S</meta:editing-duration>
    <meta:editing-cycles>2</meta:editing-cycles>
    <meta:generator>LibreOffice/6.2.5.2$Windows_X86_64 LibreOffice_project/1ec314fa52f458adc18c4f025c545a4e8b22c159</meta:generator>
    <meta:document-statistic meta:object-count="32"/>
  </office:meta>
</office:document-meta>
</file>